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754000000A07E34B02E8A11D684.png" manifest:media-type="image/png"/>
  <manifest:file-entry manifest:full-path="Pictures/1000000100000344000000858BB9B2E39119604E.png" manifest:media-type="image/png"/>
  <manifest:file-entry manifest:full-path="Pictures/100000010000061B00000167933B7BA7BA3DB2F0.png" manifest:media-type="image/png"/>
  <manifest:file-entry manifest:full-path="Pictures/100000010000034000000148BFBA18B6FB5567E3.png" manifest:media-type="image/png"/>
  <manifest:file-entry manifest:full-path="Pictures/10000001000006D8000000FBEE1F60CDF1FBA936.png" manifest:media-type="image/png"/>
  <manifest:file-entry manifest:full-path="Pictures/100000010000054E000000C71DC0BE90A55B5E7C.png" manifest:media-type="image/png"/>
  <manifest:file-entry manifest:full-path="Pictures/10000001000005B9000000674B37EDBD6505F23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7.077cm" svg:height="1.125cm" svg:x="1cm" svg:y="2.761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7.911cm" svg:height="3.118cm" svg:x="1cm" svg:y="4.311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5.327cm" svg:height="3.519cm" svg:x="1.135cm" svg:y="7.437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4.832cm" svg:height="2.124cm" svg:x="1cm" svg:y="11.454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1.496cm" svg:height="1.683cm" svg:x="1cm" svg:y="14.015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2.402cm" svg:height="0.871cm" svg:x="1cm" svg:y="15.88cm">
          <draw:image xlink:href="Pictures/10000001000005B9000000674B37EDBD6505F23A.png" xlink:type="simple" xlink:show="embed" xlink:actuate="onLoad" draw:mime-type="image/png">
            <text:p/>
          </draw:image>
        </draw:frame>
      </draw:page>
      <draw:page draw:name="page2" draw:style-name="dp1" draw:master-page-name="Predefinito">
        <draw:frame draw:style-name="gr1" draw:text-style-name="P1" draw:layer="layout" svg:width="19cm" svg:height="1.619cm" svg:x="1cm" svg:y="1cm">
          <draw:image xlink:href="Pictures/1000000100000754000000A07E34B02E8A11D684.png" xlink:type="simple" xlink:show="embed" xlink:actuate="onLoad" draw:mime-type="image/png">
            <text:p/>
          </draw:image>
        </draw:frame>
        <draw:frame draw:style-name="gr1" draw:text-style-name="P1" draw:layer="layout" svg:width="7.077cm" svg:height="1.125cm" svg:x="1cm" svg:y="2.761cm">
          <draw:image xlink:href="Pictures/1000000100000344000000858BB9B2E39119604E.png" xlink:type="simple" xlink:show="embed" xlink:actuate="onLoad" draw:mime-type="image/png">
            <text:p/>
          </draw:image>
        </draw:frame>
        <draw:frame draw:style-name="gr1" draw:text-style-name="P1" draw:layer="layout" svg:width="7.911cm" svg:height="3.118cm" svg:x="1cm" svg:y="4.311cm">
          <draw:image xlink:href="Pictures/100000010000034000000148BFBA18B6FB5567E3.png" xlink:type="simple" xlink:show="embed" xlink:actuate="onLoad" draw:mime-type="image/png">
            <text:p/>
          </draw:image>
        </draw:frame>
        <draw:frame draw:style-name="gr1" draw:text-style-name="P1" draw:layer="layout" svg:width="15.327cm" svg:height="3.519cm" svg:x="1.135cm" svg:y="7.437cm">
          <draw:image xlink:href="Pictures/100000010000061B00000167933B7BA7BA3DB2F0.png" xlink:type="simple" xlink:show="embed" xlink:actuate="onLoad" draw:mime-type="image/png">
            <text:p/>
          </draw:image>
        </draw:frame>
        <draw:frame draw:style-name="gr1" draw:text-style-name="P1" draw:layer="layout" svg:width="14.832cm" svg:height="2.124cm" svg:x="1cm" svg:y="11.454cm">
          <draw:image xlink:href="Pictures/10000001000006D8000000FBEE1F60CDF1FBA936.png" xlink:type="simple" xlink:show="embed" xlink:actuate="onLoad" draw:mime-type="image/png">
            <text:p/>
          </draw:image>
        </draw:frame>
        <draw:frame draw:style-name="gr1" draw:text-style-name="P1" draw:layer="layout" svg:width="11.496cm" svg:height="1.683cm" svg:x="1cm" svg:y="14.015cm">
          <draw:image xlink:href="Pictures/100000010000054E000000C71DC0BE90A55B5E7C.png" xlink:type="simple" xlink:show="embed" xlink:actuate="onLoad" draw:mime-type="image/png">
            <text:p/>
          </draw:image>
        </draw:frame>
        <draw:frame draw:style-name="gr1" draw:text-style-name="P1" draw:layer="layout" svg:width="12.402cm" svg:height="0.871cm" svg:x="1cm" svg:y="15.88cm">
          <draw:image xlink:href="Pictures/10000001000005B9000000674B37EDBD6505F23A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17T18:34:10.160000000</meta:creation-date>
    <meta:generator>LibreOffice/7.6.1.2$Windows_X86_64 LibreOffice_project/f5defcebd022c5bc36bbb79be232cb6926d8f674</meta:generator>
    <dc:date>2024-06-19T18:00:47.251000000</dc:date>
    <meta:editing-duration>PT50M23S</meta:editing-duration>
    <meta:editing-cycles>3</meta:editing-cycles>
    <meta:document-statistic meta:object-count="14"/>
  </office:meta>
</office:document-meta>
</file>